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Hej, Jezu, Królem Tyś,</text:span><text:span text:style-name="T1"><text:line-break/></text:span><text:span text:style-name="T2">ppp</text:span><text:span text:style-name="T1"><text:line-break/></text:span><text:span text:style-name="T1">życie Twe uwalnia mnie.</text:span><text:span text:style-name="T1"><text:line-break/></text:span><text:span text:style-name="T2">ppp</text:span><text:span text:style-name="T1"><text:line-break/></text:span><text:span text:style-name="T1">Będę sławił cały dzień</text:span><text:span text:style-name="T1"><text:line-break/></text:span><text:span text:style-name="T2">ppp</text:span><text:span text:style-name="T1"><text:line-break/></text:span><text:span text:style-name="T1">doskonałe drogi T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Hej, Jezu, Panem Tyś.</text:span><text:span text:style-name="T1"><text:line-break/></text:span><text:span text:style-name="T2">ppp</text:span><text:span text:style-name="T1"><text:line-break/></text:span><text:span text:style-name="T1">Chcę słuchać </text:span><text:span text:style-name="T1">Twoich słów</text:span><text:span text:style-name="T1"><text:line-break/></text:span><text:span text:style-name="T2">ppp</text:span><text:span text:style-name="T1"><text:line-break/></text:span><text:span text:style-name="T1">Twe królestwo ujrzeć chcę.</text:span><text:span text:style-name="T1"><text:line-break/></text:span><text:span text:style-name="T2">ppp</text:span><text:span text:style-name="T1"><text:line-break/></text:span><text:span text:style-name="T1">Wola Twa niech spełni s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hwała Barankowi, </text:span><text:span text:style-name="T1">cześć.</text:span><text:span text:style-name="T1"><text:line-break/></text:span><text:span text:style-name="T1">Weź mnie do ziemi swej.</text:span><text:span text:style-name="T1"><text:line-break/></text:span><text:span text:style-name="T1">Zwyciężymy </text:span><text:span text:style-name="T1">w Imię Twe.</text:span><text:span text:style-name="T1"><text:line-break/></text:span><text:span text:style-name="T1">Ogłosimy rządy Twe.</text:span><text:span text:style-name="T1"><text:line-break/></text:span><text:span text:style-name="T1">Hej, o hej, o Lwie Judy,</text:span><text:span text:style-name="T1"><text:line-break/></text:span><text:span text:style-name="T1">jak potężnym jesteś Ty.</text:span><text:span text:style-name="T1"><text:line-break/></text:span><text:span text:style-name="T1">Hej, o hej, o Lwie Judy,</text:span><text:span text:style-name="T1"><text:line-break/></text:span><text:span text:style-name="T1">jak wspaniałym jesteś 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6:54:32</meta:creation-date>
    <dc:creator>Rafał Talacha</dc:creator>
    <dc:date>2009-01-03T18:24:26</dc:date>
    <dc:language>pl-PL</dc:language>
    <meta:editing-cycles>5</meta:editing-cycles>
    <meta:editing-duration>PT9M3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